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0437in" svg:y="2.2457in">
            <draw:object draw:notify-on-update-of-ranges="Sheet1.C16:Sheet1.C22 Sheet1.D16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otal_ele</text:p>
          </table:table-cell>
          <table:table-cell table:style-name="ce2" table:formula="of:=[.C5]*4^[.C4]" office:value-type="float" office:value="98304" calcext:value-type="float">
            <text:p>98304</text:p>
          </table:table-cell>
          <table:table-cell/>
          <table:table-cell table:style-name="ce1" office:value-type="string" calcext:value-type="string">
            <text:p>ntim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egrees of freedom</text:p>
          </table:table-cell>
          <table:table-cell table:formula="of:=[.C2]*3" office:value-type="float" office:value="294912" calcext:value-type="float">
            <text:p>2949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ulti_levels</text:p>
          </table:table-cell>
          <table:table-cell office:value-type="string" calcext:value-type="string">
            <text:p>n_spli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ele_un</text:p>
          </table:table-cell>
          <table:table-cell table:formula="of:=6*4^0" office:value-type="float" office:value="6" calcext:value-type="float">
            <text:p>6</text:p>
          </table:table-cell>
          <table:table-cell table:formula="of:=6*4^1" office:value-type="float" office:value="24" calcext:value-type="float">
            <text:p>24</text:p>
          </table:table-cell>
          <table:table-cell table:formula="of:=6*4^2" office:value-type="float" office:value="96" calcext:value-type="float">
            <text:p>96</text:p>
          </table:table-cell>
          <table:table-cell table:formula="of:=6*4^3" office:value-type="float" office:value="384" calcext:value-type="float">
            <text:p>384</text:p>
          </table:table-cell>
          <table:table-cell table:formula="of:=6*4^4" office:value-type="float" office:value="1536" calcext:value-type="float">
            <text:p>1536</text:p>
          </table:table-cell>
          <table:table-cell table:formula="of:=6*4^5" office:value-type="float" office:value="6144" calcext:value-type="float">
            <text:p>6144</text:p>
          </table:table-cell>
          <table:table-cell table:formula="of:=6*4^6" office:value-type="float" office:value="24576" calcext:value-type="float">
            <text:p>245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ele_str</text:p>
          </table:table-cell>
          <table:table-cell table:formula="of:=4^[.C4]" office:value-type="float" office:value="16384" calcext:value-type="float">
            <text:p>16384</text:p>
          </table:table-cell>
          <table:table-cell table:formula="of:=4^[.D4]" office:value-type="float" office:value="4096" calcext:value-type="float">
            <text:p>4096</text:p>
          </table:table-cell>
          <table:table-cell table:formula="of:=4^[.E4]" office:value-type="float" office:value="1024" calcext:value-type="float">
            <text:p>1024</text:p>
          </table:table-cell>
          <table:table-cell table:formula="of:=4^[.F4]" office:value-type="float" office:value="256" calcext:value-type="float">
            <text:p>256</text:p>
          </table:table-cell>
          <table:table-cell table:formula="of:=4^[.G4]" office:value-type="float" office:value="64" calcext:value-type="float">
            <text:p>64</text:p>
          </table:table-cell>
          <table:table-cell table:formula="of:=4^[.H4]" office:value-type="float" office:value="16" calcext:value-type="float">
            <text:p>16</text:p>
          </table:table-cell>
          <table:table-cell table:formula="of:=4^[.I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time</text:p>
          </table:table-cell>
          <table:table-cell table:formula="of:=54.7/[.F2]" office:value-type="float" office:value="27.35" calcext:value-type="float">
            <text:p>27.35</text:p>
          </table:table-cell>
          <table:table-cell table:formula="of:=52.5/[.F2]" office:value-type="float" office:value="26.25" calcext:value-type="float">
            <text:p>26.25</text:p>
          </table:table-cell>
          <table:table-cell table:formula="of:=53.4/[.F2]" office:value-type="float" office:value="26.7" calcext:value-type="float">
            <text:p>26.7</text:p>
          </table:table-cell>
          <table:table-cell table:formula="of:=55.7/[.F2]" office:value-type="float" office:value="27.85" calcext:value-type="float">
            <text:p>27.85</text:p>
          </table:table-cell>
          <table:table-cell table:formula="of:=64.5/[.F2]" office:value-type="float" office:value="32.25" calcext:value-type="float">
            <text:p>32.25</text:p>
          </table:table-cell>
          <table:table-cell table:formula="of:=101.3/[.F2]" office:value-type="float" office:value="50.65" calcext:value-type="float">
            <text:p>50.65</text:p>
          </table:table-cell>
          <table:table-cell table:formula="of:=185/[.F2]" office:value-type="float" office:value="92.5" calcext:value-type="float">
            <text:p>92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 per node</text:p>
          </table:table-cell>
          <table:table-cell table:formula="of:=[.C7]*2/[.$L$2]" office:value-type="float" office:value="0.000185479058159722" calcext:value-type="float">
            <text:p>0.00018547905816</text:p>
          </table:table-cell>
          <table:table-cell table:formula="of:=[.D7]*2/[.$L$2]" office:value-type="float" office:value="0.000178019205729167" calcext:value-type="float">
            <text:p>0.000178019205729</text:p>
          </table:table-cell>
          <table:table-cell table:formula="of:=[.E7]*2/[.$L$2]" office:value-type="float" office:value="0.000181070963541667" calcext:value-type="float">
            <text:p>0.000181070963542</text:p>
          </table:table-cell>
          <table:table-cell table:formula="of:=[.F7]*2/[.$L$2]" office:value-type="float" office:value="0.000188869900173611" calcext:value-type="float">
            <text:p>0.000188869900174</text:p>
          </table:table-cell>
          <table:table-cell table:formula="of:=[.G7]*2/[.$L$2]" office:value-type="float" office:value="0.000218709309895833" calcext:value-type="float">
            <text:p>0.000218709309896</text:p>
          </table:table-cell>
          <table:table-cell table:formula="of:=[.H7]*2/[.$L$2]" office:value-type="float" office:value="0.000343492296006944" calcext:value-type="float">
            <text:p>0.000343492296007</text:p>
          </table:table-cell>
          <table:table-cell table:formula="of:=[.I7]*2/[.$L$2]" office:value-type="float" office:value="0.000627305772569444" calcext:value-type="float">
            <text:p>0.000627305772569</text:p>
          </table:table-cell>
          <table:table-cell table:number-columns-repeated="3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C7]" office:value-type="float" office:value="27.35" calcext:value-type="float">
            <text:p>27.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7]" office:value-type="float" office:value="26.25" calcext:value-type="float">
            <text:p>26.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E7]" office:value-type="float" office:value="26.7" calcext:value-type="float">
            <text:p>26.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F7]" office:value-type="float" office:value="27.85" calcext:value-type="float">
            <text:p>27.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G7]" office:value-type="float" office:value="32.25" calcext:value-type="float">
            <text:p>32.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H7]" office:value-type="float" office:value="50.65" calcext:value-type="float">
            <text:p>50.6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I7]" office:value-type="float" office:value="92.5" calcext:value-type="float">
            <text:p>92.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13:56:25.356599796</meta:creation-date>
    <dc:date>2022-08-05T16:25:51.092561331</dc:date>
    <meta:editing-duration>PT1H48M42S</meta:editing-duration>
    <meta:editing-cycles>7</meta:editing-cycles>
    <meta:generator>LibreOffice/6.4.7.2$Linux_X86_64 LibreOffice_project/40$Build-2</meta:generator>
    <meta:document-statistic meta:table-count="1" meta:cell-count="6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93cm" svg:y="0.316cm" chart:style-name="ch2">
          <text:p>Semi-Structured performance</text:p>
        </chart:title>
        <chart:subtitle svg:x="5.985cm" svg:y="1.275cm" chart:style-name="ch3">
          <text:p>total elements = 98304</text:p>
        </chart:subtitle>
        <chart:plot-area chart:style-name="ch4" table:cell-range-address="Sheet1.C16:Sheet1.D22" svg:x="1.331cm" svg:y="2.138cm" svg:width="14.349cm" svg:height="5.701cm">
          <chartooo:coordinate-region svg:x="1.952cm" svg:y="2.337cm" svg:width="13.448cm" svg:height="4.855cm"/>
          <chart:axis chart:dimension="x" chart:name="primary-x" chart:style-name="ch5">
            <chart:title svg:x="7.072cm" svg:y="8.019cm" chart:style-name="ch6">
              <text:p>Number of Splitting</text:p>
            </chart:title>
          </chart:axis>
          <chart:axis chart:dimension="y" chart:name="primary-y" chart:style-name="ch5">
            <chart:title svg:x="0.451cm" svg:y="5.402cm" chart:style-name="ch7">
              <text:p>Time</text:p>
            </chart:title>
            <chart:grid chart:style-name="ch8" chart:class="major"/>
          </chart:axis>
          <chart:series chart:style-name="ch9" chart:values-cell-range-address="Sheet1.D16:Sheet1.D22" chart:class="chart:scatter">
            <chart:domain table:cell-range-address="Sheet1.C16:Sheet1.C22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C16:Sheet1.C22</svg:desc>
                </draw:g>
              </table:table-cell>
              <table:table-cell office:value-type="float" office:value="27.35">
                <text:p>27.35</text:p>
                <draw:g>
                  <svg:desc>Sheet1.D16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.85">
                <text:p>27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2.25">
                <text:p>32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92.5">
                <text:p>9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